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80000001F73C3207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9.75cm"/>
    </style:style>
    <style:style style:name="pr1" style:family="presentation" style:parent-style-name="Slide_25_20Template-title">
      <style:graphic-properties fo:min-height="14.25cm"/>
    </style:style>
    <style:style style:name="pr2" style:family="presentation" style:parent-style-name="Slide_25_20Template-notes">
      <style:graphic-properties draw:fill-color="#ffffff" draw:auto-grow-height="true" fo:min-height="12.573cm"/>
    </style:style>
    <style:style style:name="pr3" style:family="presentation" style:parent-style-name="Agenda_20_Master-title">
      <style:graphic-properties draw:auto-grow-height="true" fo:min-height="18.501cm"/>
    </style:style>
    <style:style style:name="pr4" style:family="presentation" style:parent-style-name="Agenda_20_Master-notes">
      <style:graphic-properties draw:fill-color="#ffffff" draw:auto-grow-height="true" fo:min-height="12.573cm"/>
    </style:style>
    <style:style style:name="pr5" style:family="presentation" style:parent-style-name="Image_20_Master_20_-_20_Black_20_Title-notes">
      <style:graphic-properties draw:fill-color="#ffffff" draw:auto-grow-height="true" fo:min-height="12.573cm"/>
    </style:style>
    <style:style style:name="P1" style:family="paragraph">
      <style:text-properties fo:font-family="Optima" style:font-style-name="ExtraBlack" style:font-pitch="variable" fo:font-size="120pt" fo:font-weight="bold" style:font-size-asian="120pt" style:font-weight-asian="bold" style:font-size-complex="120pt" style:font-weight-complex="bold"/>
    </style:style>
    <style:style style:name="P2" style:family="paragraph">
      <style:text-properties fo:color="#ff00ff" fo:font-family="Optima" style:font-style-name="ExtraBlack" style:font-pitch="variable" fo:font-size="120pt" fo:font-weight="bold" style:font-size-asian="120pt" style:font-weight-asian="bold" style:font-size-complex="120pt" style:font-weight-complex="bold"/>
    </style:style>
    <style:style style:name="P3" style:family="paragraph">
      <style:text-properties fo:font-size="20pt"/>
    </style:style>
    <style:style style:name="P4" style:family="paragraph">
      <style:paragraph-properties fo:text-align="center"/>
      <style:text-properties fo:font-family="Optima" style:font-style-name="Bold" style:font-pitch="variable" fo:font-weight="bold" style:font-weight-asian="bold" style:font-weight-complex="bold"/>
    </style:style>
    <style:style style:name="P5" style:family="paragraph">
      <style:paragraph-properties fo:text-align="center"/>
      <style:text-properties fo:color="#ff00ff" fo:font-family="Optima" style:font-style-name="Bold" style:font-pitch="variable" fo:font-size="500pt" fo:font-weight="bold" style:font-size-asian="500pt" style:font-weight-asian="bold" style:font-size-complex="500pt" style:font-weight-complex="bold"/>
    </style:style>
    <style:style style:name="T1" style:family="text">
      <style:text-properties fo:color="#ff00ff" fo:font-family="Optima" style:font-style-name="ExtraBlack" style:font-pitch="variable" fo:font-size="120pt" fo:font-weight="bold" style:font-size-asian="120pt" style:font-weight-asian="bold" style:font-size-complex="120pt" style:font-weight-complex="bold"/>
    </style:style>
    <style:style style:name="T2" style:family="text">
      <style:text-properties fo:color="#ffffff"/>
    </style:style>
    <style:style style:name="T3" style:family="text">
      <style:text-properties fo:color="#ff00ff"/>
    </style:style>
    <style:style style:name="T4" style:family="text">
      <style:text-properties fo:color="#ffffff" fo:font-size="50pt" style:font-size-asian="50pt" style:font-size-complex="50pt"/>
    </style:style>
    <style:style style:name="T5" style:family="text">
      <style:text-properties fo:color="#ff00ff" fo:font-family="Optima" style:font-style-name="Bold" style:font-pitch="variable" fo:font-size="500pt" fo:font-weight="bold" style:font-size-asian="500pt" style:font-weight-asian="bold" style:font-size-complex="500pt" style:font-weight-complex="bold"/>
    </style:style>
    <style:style style:name="T6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lide_25_20Template" presentation:presentation-page-layout-name="AL1T19">
        <office:forms form:automatic-focus="false" form:apply-design-mode="false"/>
        <draw:frame presentation:style-name="pr1" draw:text-style-name="P2" draw:layer="layout" svg:width="26cm" svg:height="14.25cm" svg:x="1cm" svg:y="0.625cm" presentation:class="title" presentation:user-transformed="true">
          <draw:text-box>
            <text:p text:style-name="P1"><text:span text:style-name="T1">Engagement Meet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Agenda_20_Master" presentation:presentation-page-layout-name="AL1T19">
        <office:forms form:automatic-focus="false" form:apply-design-mode="false"/>
        <draw:frame presentation:style-name="pr3" draw:layer="layout" svg:width="25.199cm" svg:height="18.501cm" svg:x="1.4cm" svg:y="1cm" presentation:class="title" presentation:user-transformed="true">
          <draw:text-box>
            <text:p><text:span text:style-name="T2">What </text:span><text:span text:style-name="T3">aspects</text:span><text:span text:style-name="T2"> of OpenAgile did we not practice in the Comic Book simulation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Agenda_20_Master" presentation:presentation-page-layout-name="AL1T19">
        <office:forms form:automatic-focus="false" form:apply-design-mode="false"/>
        <draw:frame presentation:style-name="pr3" draw:layer="layout" svg:width="25.199cm" svg:height="18.501cm" svg:x="1.301cm" svg:y="1cm" presentation:class="title" presentation:user-transformed="true">
          <draw:text-box>
            <text:p><text:span text:style-name="T3">Practice</text:span><text:span text:style-name="T2"> categorizing items into the five types of work as we engage in Reflection, Learning &amp; Plann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text-style-name="P3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Agenda_20_Master" presentation:presentation-page-layout-name="AL1T19">
        <office:forms form:automatic-focus="false" form:apply-design-mode="false"/>
        <draw:frame presentation:style-name="pr3" draw:layer="layout" svg:width="25.199cm" svg:height="18.501cm" svg:x="1.301cm" svg:y="1cm" presentation:class="title" presentation:user-transformed="true">
          <draw:text-box>
            <text:p><text:span text:style-name="T3">Reflection: </text:span><text:span text:style-name="T2"><text:s/>What did we accomplish during our first Cycle?</text:span><text:span text:style-name="T2"><text:line-break/></text:span><text:span text:style-name="T2"><text:line-break/></text:span><text:span text:style-name="T2">5 minut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Agenda_20_Master" presentation:presentation-page-layout-name="AL1T19">
        <office:forms form:automatic-focus="false" form:apply-design-mode="false"/>
        <draw:frame presentation:style-name="pr3" draw:layer="layout" svg:width="25.199cm" svg:height="18.501cm" svg:x="1.301cm" svg:y="1cm" presentation:class="title" presentation:user-transformed="true">
          <draw:text-box>
            <text:p><text:span text:style-name="T3">Learning: </text:span><text:span text:style-name="T2"><text:s/>What did we learn and can use in our next Cycle?</text:span><text:span text:style-name="T2"><text:line-break/></text:span><text:span text:style-name="T2"><text:line-break/></text:span><text:span text:style-name="T2">5 minut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text-style-name="P3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Agenda_20_Master" presentation:presentation-page-layout-name="AL1T19">
        <office:forms form:automatic-focus="false" form:apply-design-mode="false"/>
        <draw:frame presentation:style-name="pr3" draw:layer="layout" svg:width="25.199cm" svg:height="18.501cm" svg:x="1.301cm" svg:y="1cm" presentation:class="title" presentation:user-transformed="true">
          <draw:text-box>
            <text:p><text:span text:style-name="T3">Planning: </text:span><text:span text:style-name="T2"><text:s/>What will we do in the next Cycle? </text:span><text:span text:style-name="T2"><text:line-break/></text:span><text:span text:style-name="T2"><text:line-break/></text:span><text:span text:style-name="T2">10 minut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text-style-name="P3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Agenda_20_Master" presentation:presentation-page-layout-name="AL1T19">
        <office:forms form:automatic-focus="false" form:apply-design-mode="false"/>
        <draw:frame presentation:style-name="pr3" draw:layer="layout" svg:width="25.199cm" svg:height="18.501cm" svg:x="1.301cm" svg:y="1cm" presentation:class="title" presentation:user-transformed="true">
          <draw:text-box>
            <text:p><text:span text:style-name="T3">Engagement Meeting</text:span><text:span text:style-name="T3"><text:line-break/></text:span><text:span text:style-name="T3"><text:line-break/></text:span><text:span text:style-name="T4">Reflection: 5 minutes</text:span><text:span text:style-name="T4"><text:line-break/></text:span><text:span text:style-name="T4"><text:line-break/></text:span><text:span text:style-name="T4">Learning: 5 minutes</text:span><text:span text:style-name="T4"><text:line-break/></text:span><text:span text:style-name="T4"><text:line-break/></text:span><text:span text:style-name="T4">Planning: 10 minut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text-style-name="P3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Image_20_Master_20_-_20_Black_20_Title">
        <office:forms form:automatic-focus="false" form:apply-design-mode="false"/>
        <draw:frame draw:style-name="gr2" draw:text-style-name="P5" draw:layer="layout" svg:width="27cm" svg:height="21.223cm" svg:x="0.5cm" svg:y="-0.029cm">
          <draw:text-box>
            <text:p text:style-name="P4"><text:span text:style-name="T5">O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8" presentation:class="page"/>
          <draw:frame presentation:style-name="pr5" draw:text-style-name="P3" draw:layer="layout" svg:width="17.271cm" svg:height="12.573cm" svg:x="2.159cm" svg:y="13.271cm" presentation:class="notes">
            <draw:text-box>
              <text:p><text:span text:style-name="T6">Any questions or comments?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lide_25_20Template-background" style:display-name="Slide%20Template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lide_25_20Template-backgroundobjects" style:display-name="Slide%20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lide_25_20Template-notes" style:display-name="Slide%20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lide_25_20Template-outline1" style:display-name="Slide%20Template-outline1" style:family="presentation">
      <style:graphic-properties draw:stroke="none" draw:fill="none">
        <text:list-style style:name="Slide_25_20Template-outline1" style:display-name="Slide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Optima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lide_25_20Template-outline2" style:display-name="Slide%20Template-outline2" style:family="presentation" style:parent-style-name="Slide_25_20Template-outline1">
      <style:paragraph-properties fo:margin-top="0cm" fo:margin-bottom="0.4cm"/>
      <style:text-properties fo:font-family="Optima" style:font-pitch="variable" fo:font-size="28pt" style:font-size-asian="28pt" style:font-size-complex="28pt"/>
    </style:style>
    <style:style style:name="Slide_25_20Template-outline3" style:display-name="Slide%20Template-outline3" style:family="presentation" style:parent-style-name="Slide_25_20Template-outline2">
      <style:paragraph-properties fo:margin-top="0cm" fo:margin-bottom="0.3cm"/>
      <style:text-properties fo:font-family="Optima" style:font-pitch="variable" fo:font-size="24pt" style:font-size-asian="24pt" style:font-size-complex="24pt"/>
    </style:style>
    <style:style style:name="Slide_25_20Template-outline4" style:display-name="Slide%20Template-outline4" style:family="presentation" style:parent-style-name="Slide_25_20Template-outline3">
      <style:paragraph-properties fo:margin-top="0cm" fo:margin-bottom="0.2cm"/>
      <style:text-properties fo:font-family="Optima" style:font-pitch="variable" fo:font-size="20pt" style:font-size-asian="20pt" style:font-size-complex="20pt"/>
    </style:style>
    <style:style style:name="Slide_25_20Template-outline5" style:display-name="Slide%20Template-outline5" style:family="presentation" style:parent-style-name="Slide_25_20Template-outline4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Slide_25_20Template-outline6" style:display-name="Slide%20Template-outline6" style:family="presentation" style:parent-style-name="Slide_25_20Template-outline5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Slide_25_20Template-outline7" style:display-name="Slide%20Template-outline7" style:family="presentation" style:parent-style-name="Slide_25_20Template-outline6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Slide_25_20Template-outline8" style:display-name="Slide%20Template-outline8" style:family="presentation" style:parent-style-name="Slide_25_20Template-outline7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Slide_25_20Template-outline9" style:display-name="Slide%20Template-outline9" style:family="presentation" style:parent-style-name="Slide_25_20Template-outline8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Slide_25_20Template-subtitle" style:display-name="Slide%20Template-subtitle" style:family="presentation">
      <style:graphic-properties draw:stroke="none" draw:fill="none" draw:textarea-vertical-align="middle">
        <text:list-style style:name="Slide_25_20Template-subtitle" style:display-name="Slide%20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lide_25_20Template-title" style:display-name="Slide%20Template-title" style:family="presentation">
      <style:graphic-properties draw:stroke="none" draw:fill="none" draw:textarea-vertical-align="middle">
        <text:list-style style:name="Slide_25_20Template-title" style:display-name="Slide%20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0000" style:text-outline="false" style:text-line-through-style="none" fo:font-family="'Optima ExtraBlack'" fo:font-size="1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0pt" style:font-style-asian="normal" style:font-weight-asian="normal" style:font-family-complex="Tahoma" style:font-family-generic-complex="system" style:font-pitch-complex="variable" style:font-size-complex="120pt" style:font-style-complex="normal" style:font-weight-complex="normal" style:text-emphasize="none" style:font-relief="none"/>
    </style:style>
    <style:style style:name="Text_20_Master-background" style:display-name="Text Master-background" style:family="presentation">
      <style:graphic-properties draw:stroke="none" draw:fill="none"/>
      <style:text-properties style:letter-kerning="true"/>
    </style:style>
    <style:style style:name="Text_20_Master-backgroundobjects" style:display-name="Text Mast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ext_20_Master-notes" style:display-name="Text Mast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ext_20_Master-outline1" style:display-name="Text Master-outline1" style:family="presentation">
      <style:graphic-properties draw:stroke="none" draw:fill="none">
        <text:list-style style:name="Text_20_Master-outline1" style:display-name="Text Master-outline1">
          <text:list-level-style-bullet text:level="1" text:bullet-char="●">
            <style:list-level-properties text:space-before="0.3cm" text:min-label-width="0.9cm"/>
            <style:text-properties fo:font-family="StarSymbol" fo:color="#4c4c4c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4c4c4c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4c4c4c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4c4c4c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4c4c4c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c4c4c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c4c4c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c4c4c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c4c4c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c4c4c" fo:font-size="45%"/>
          </text:list-level-style-bullet>
        </text:list-style>
      </style:graphic-properties>
      <style:paragraph-properties fo:margin-top="0cm" fo:margin-bottom="0.5cm"/>
      <style:text-properties fo:color="#4c4c4c" style:text-outline="false" style:text-line-through-style="none" fo:font-family="Optima" style:font-pitch="variable" fo:font-size="60pt" fo:font-style="normal" fo:text-shadow="none" style:text-underline-style="none" fo:font-weight="normal" style:letter-kerning="true" style:font-family-asian="'Arial Unicode MS'" style:font-family-generic-asian="system" style:font-pitch-asian="variable" style:font-size-asian="60pt" style:font-style-asian="normal" style:font-weight-asian="normal" style:font-family-complex="Tahoma" style:font-family-generic-complex="system" style:font-pitch-complex="variable" style:font-size-complex="60pt" style:font-style-complex="normal" style:font-weight-complex="normal" style:text-emphasize="none" style:font-relief="none"/>
    </style:style>
    <style:style style:name="Text_20_Master-outline2" style:display-name="Text Master-outline2" style:family="presentation" style:parent-style-name="Text_20_Master-outline1">
      <style:paragraph-properties fo:margin-top="0cm" fo:margin-bottom="0.4cm"/>
      <style:text-properties fo:color="#4c4c4c" fo:font-family="Optima" style:font-pitch="variable" fo:font-size="60pt" style:font-size-asian="60pt" style:font-size-complex="60pt"/>
    </style:style>
    <style:style style:name="Text_20_Master-outline3" style:display-name="Text Master-outline3" style:family="presentation" style:parent-style-name="Text_20_Master-outline2">
      <style:paragraph-properties fo:margin-top="0cm" fo:margin-bottom="0.3cm"/>
      <style:text-properties fo:color="#4c4c4c" fo:font-family="Optima" style:font-pitch="variable" fo:font-size="60pt" style:font-size-asian="60pt" style:font-size-complex="60pt"/>
    </style:style>
    <style:style style:name="Text_20_Master-outline4" style:display-name="Text Master-outline4" style:family="presentation" style:parent-style-name="Text_20_Master-outline3">
      <style:paragraph-properties fo:margin-top="0cm" fo:margin-bottom="0.2cm"/>
      <style:text-properties fo:color="#4c4c4c" fo:font-family="Optima" style:font-pitch="variable" fo:font-size="60pt" style:font-size-asian="60pt" style:font-size-complex="60pt"/>
    </style:style>
    <style:style style:name="Text_20_Master-outline5" style:display-name="Text Master-outline5" style:family="presentation" style:parent-style-name="Text_20_Master-outline4">
      <style:paragraph-properties fo:margin-top="0cm" fo:margin-bottom="0.1cm"/>
      <style:text-properties fo:color="#4c4c4c" fo:font-family="Optima" style:font-pitch="variable" fo:font-size="60pt" style:font-size-asian="60pt" style:font-size-complex="60pt"/>
    </style:style>
    <style:style style:name="Text_20_Master-outline6" style:display-name="Text Master-outline6" style:family="presentation" style:parent-style-name="Text_20_Master-outline5">
      <style:paragraph-properties fo:margin-top="0cm" fo:margin-bottom="0.1cm"/>
      <style:text-properties fo:color="#4c4c4c" fo:font-family="Optima" style:font-pitch="variable" fo:font-size="60pt" style:font-size-asian="60pt" style:font-size-complex="60pt"/>
    </style:style>
    <style:style style:name="Text_20_Master-outline7" style:display-name="Text Master-outline7" style:family="presentation" style:parent-style-name="Text_20_Master-outline6">
      <style:paragraph-properties fo:margin-top="0cm" fo:margin-bottom="0.1cm"/>
      <style:text-properties fo:color="#4c4c4c" fo:font-family="Optima" style:font-pitch="variable" fo:font-size="60pt" style:font-size-asian="60pt" style:font-size-complex="60pt"/>
    </style:style>
    <style:style style:name="Text_20_Master-outline8" style:display-name="Text Master-outline8" style:family="presentation" style:parent-style-name="Text_20_Master-outline7">
      <style:paragraph-properties fo:margin-top="0cm" fo:margin-bottom="0.1cm"/>
      <style:text-properties fo:color="#4c4c4c" fo:font-family="Optima" style:font-pitch="variable" fo:font-size="60pt" style:font-size-asian="60pt" style:font-size-complex="60pt"/>
    </style:style>
    <style:style style:name="Text_20_Master-outline9" style:display-name="Text Master-outline9" style:family="presentation" style:parent-style-name="Text_20_Master-outline8">
      <style:paragraph-properties fo:margin-top="0cm" fo:margin-bottom="0.1cm"/>
      <style:text-properties fo:color="#4c4c4c" fo:font-family="Optima" style:font-pitch="variable" fo:font-size="60pt" style:font-size-asian="60pt" style:font-size-complex="60pt"/>
    </style:style>
    <style:style style:name="Text_20_Master-subtitle" style:display-name="Text Master-subtitle" style:family="presentation">
      <style:graphic-properties draw:stroke="none" draw:fill="none" draw:textarea-vertical-align="middle">
        <text:list-style style:name="Text_20_Master-subtitle" style:display-name="Text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xt_20_Master-title" style:display-name="Text Master-title" style:family="presentation">
      <style:graphic-properties draw:stroke="none" draw:fill="none" draw:textarea-vertical-align="middle">
        <text:list-style style:name="Text_20_Master-title" style:display-name="Text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Optima" style:font-pitch="variable" fo:font-size="72pt" fo:font-style="normal" fo:text-shadow="none" style:text-underline-style="none" fo:font-weight="bold" style:letter-kerning="true" style:font-family-asian="'Arial Unicode MS'" style:font-family-generic-asian="system" style:font-pitch-asian="variable" style:font-size-asian="72pt" style:font-style-asian="normal" style:font-weight-asian="bold" style:font-family-complex="Tahoma" style:font-family-generic-complex="system" style:font-pitch-complex="variable" style:font-size-complex="72pt" style:font-style-complex="normal" style:font-weight-complex="bold" style:text-emphasize="none" style:font-relief="none"/>
    </style:style>
    <style:style style:name="Agenda_20_Master-background" style:display-name="Agenda Master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Agenda_20_Master-backgroundobjects" style:display-name="Agenda Mast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genda_20_Master-notes" style:display-name="Agenda Mast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Agenda_20_Master-outline1" style:display-name="Agenda Master-outline1" style:family="presentation">
      <style:graphic-properties draw:stroke="none" draw:fill="none">
        <text:list-style style:name="Agenda_20_Master-outline1" style:display-name="Agenda 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Optima" style:font-pitch="variable" fo:font-size="72pt" fo:font-style="normal" fo:text-shadow="none" style:text-underline-style="none" fo:font-weight="bold" style:letter-kerning="true" style:font-family-asian="'Arial Unicode MS'" style:font-family-generic-asian="system" style:font-pitch-asian="variable" style:font-size-asian="72pt" style:font-style-asian="normal" style:font-weight-asian="bold" style:font-family-complex="Tahoma" style:font-family-generic-complex="system" style:font-pitch-complex="variable" style:font-size-complex="72pt" style:font-style-complex="normal" style:font-weight-complex="bold" style:text-emphasize="none" style:font-relief="none"/>
    </style:style>
    <style:style style:name="Agenda_20_Master-outline2" style:display-name="Agenda Master-outline2" style:family="presentation" style:parent-style-name="Agenda_20_Master-outline1">
      <style:paragraph-properties fo:margin-top="0cm" fo:margin-bottom="0.4cm"/>
      <style:text-properties fo:font-size="28pt" style:font-size-asian="28pt" style:font-size-complex="28pt"/>
    </style:style>
    <style:style style:name="Agenda_20_Master-outline3" style:display-name="Agenda Master-outline3" style:family="presentation" style:parent-style-name="Agenda_20_Master-outline2">
      <style:paragraph-properties fo:margin-top="0cm" fo:margin-bottom="0.3cm"/>
      <style:text-properties fo:font-size="24pt" style:font-size-asian="24pt" style:font-size-complex="24pt"/>
    </style:style>
    <style:style style:name="Agenda_20_Master-outline4" style:display-name="Agenda Master-outline4" style:family="presentation" style:parent-style-name="Agenda_20_Master-outline3">
      <style:paragraph-properties fo:margin-top="0cm" fo:margin-bottom="0.2cm"/>
      <style:text-properties fo:font-size="20pt" style:font-size-asian="20pt" style:font-size-complex="20pt"/>
    </style:style>
    <style:style style:name="Agenda_20_Master-outline5" style:display-name="Agenda Master-outline5" style:family="presentation" style:parent-style-name="Agenda_20_Master-outline4">
      <style:paragraph-properties fo:margin-top="0cm" fo:margin-bottom="0.1cm"/>
      <style:text-properties fo:font-size="20pt" style:font-size-asian="20pt" style:font-size-complex="20pt"/>
    </style:style>
    <style:style style:name="Agenda_20_Master-outline6" style:display-name="Agenda Master-outline6" style:family="presentation" style:parent-style-name="Agenda_20_Master-outline5">
      <style:paragraph-properties fo:margin-top="0cm" fo:margin-bottom="0.1cm"/>
      <style:text-properties fo:font-size="20pt" style:font-size-asian="20pt" style:font-size-complex="20pt"/>
    </style:style>
    <style:style style:name="Agenda_20_Master-outline7" style:display-name="Agenda Master-outline7" style:family="presentation" style:parent-style-name="Agenda_20_Master-outline6">
      <style:paragraph-properties fo:margin-top="0cm" fo:margin-bottom="0.1cm"/>
      <style:text-properties fo:font-size="20pt" style:font-size-asian="20pt" style:font-size-complex="20pt"/>
    </style:style>
    <style:style style:name="Agenda_20_Master-outline8" style:display-name="Agenda Master-outline8" style:family="presentation" style:parent-style-name="Agenda_20_Master-outline7">
      <style:paragraph-properties fo:margin-top="0cm" fo:margin-bottom="0.1cm"/>
      <style:text-properties fo:font-size="20pt" style:font-size-asian="20pt" style:font-size-complex="20pt"/>
    </style:style>
    <style:style style:name="Agenda_20_Master-outline9" style:display-name="Agenda Master-outline9" style:family="presentation" style:parent-style-name="Agenda_20_Master-outline8">
      <style:paragraph-properties fo:margin-top="0cm" fo:margin-bottom="0.1cm"/>
      <style:text-properties fo:font-size="20pt" style:font-size-asian="20pt" style:font-size-complex="20pt"/>
    </style:style>
    <style:style style:name="Agenda_20_Master-subtitle" style:display-name="Agenda Master-subtitle" style:family="presentation">
      <style:graphic-properties draw:stroke="none" draw:fill="none" draw:textarea-vertical-align="middle">
        <text:list-style style:name="Agenda_20_Master-subtitle" style:display-name="Agenda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genda_20_Master-title" style:display-name="Agenda Master-title" style:family="presentation">
      <style:graphic-properties draw:stroke="none" draw:fill="none" draw:textarea-vertical-align="middle">
        <text:list-style style:name="Agenda_20_Master-title" style:display-name="Agenda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Optima" style:font-pitch="variable" fo:font-size="72pt" fo:font-style="normal" fo:text-shadow="none" style:text-underline-style="none" fo:font-weight="bold" style:letter-kerning="true" style:font-family-asian="'Arial Unicode MS'" style:font-family-generic-asian="system" style:font-pitch-asian="variable" style:font-size-asian="72pt" style:font-style-asian="normal" style:font-weight-asian="bold" style:font-family-complex="Tahoma" style:font-family-generic-complex="system" style:font-pitch-complex="variable" style:font-size-complex="72pt" style:font-style-complex="normal" style:font-weight-complex="bold" style:text-emphasize="none" style:font-relief="none"/>
    </style:style>
    <style:style style:name="Image_20_Master_20_-_20_White_20_Title_20_Text-background" style:display-name="Image Master - White Title Text-background" style:family="presentation">
      <style:graphic-properties draw:stroke="none" draw:fill="none"/>
      <style:text-properties style:letter-kerning="true"/>
    </style:style>
    <style:style style:name="Image_20_Master_20_-_20_White_20_Title_20_Text-backgroundobjects" style:display-name="Image Master - White Title Tex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Image_20_Master_20_-_20_White_20_Title_20_Text-notes" style:display-name="Image Master - White Title 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Image_20_Master_20_-_20_White_20_Title_20_Text-outline1" style:display-name="Image Master - White Title Text-outline1" style:family="presentation">
      <style:graphic-properties draw:stroke="none" draw:fill="none">
        <text:list-style style:name="Image_20_Master_20_-_20_White_20_Title_20_Text-outline1" style:display-name="Image Master - White Title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Optima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Image_20_Master_20_-_20_White_20_Title_20_Text-outline2" style:display-name="Image Master - White Title Text-outline2" style:family="presentation" style:parent-style-name="Image_20_Master_20_-_20_White_20_Title_20_Text-outline1">
      <style:paragraph-properties fo:margin-top="0cm" fo:margin-bottom="0.4cm"/>
      <style:text-properties fo:font-family="Optima" style:font-pitch="variable" fo:font-size="28pt" style:font-size-asian="28pt" style:font-size-complex="28pt"/>
    </style:style>
    <style:style style:name="Image_20_Master_20_-_20_White_20_Title_20_Text-outline3" style:display-name="Image Master - White Title Text-outline3" style:family="presentation" style:parent-style-name="Image_20_Master_20_-_20_White_20_Title_20_Text-outline2">
      <style:paragraph-properties fo:margin-top="0cm" fo:margin-bottom="0.3cm"/>
      <style:text-properties fo:font-family="Optima" style:font-pitch="variable" fo:font-size="24pt" style:font-size-asian="24pt" style:font-size-complex="24pt"/>
    </style:style>
    <style:style style:name="Image_20_Master_20_-_20_White_20_Title_20_Text-outline4" style:display-name="Image Master - White Title Text-outline4" style:family="presentation" style:parent-style-name="Image_20_Master_20_-_20_White_20_Title_20_Text-outline3">
      <style:paragraph-properties fo:margin-top="0cm" fo:margin-bottom="0.2cm"/>
      <style:text-properties fo:font-family="Optima" style:font-pitch="variable" fo:font-size="20pt" style:font-size-asian="20pt" style:font-size-complex="20pt"/>
    </style:style>
    <style:style style:name="Image_20_Master_20_-_20_White_20_Title_20_Text-outline5" style:display-name="Image Master - White Title Text-outline5" style:family="presentation" style:parent-style-name="Image_20_Master_20_-_20_White_20_Title_20_Text-outline4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Image_20_Master_20_-_20_White_20_Title_20_Text-outline6" style:display-name="Image Master - White Title Text-outline6" style:family="presentation" style:parent-style-name="Image_20_Master_20_-_20_White_20_Title_20_Text-outline5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Image_20_Master_20_-_20_White_20_Title_20_Text-outline7" style:display-name="Image Master - White Title Text-outline7" style:family="presentation" style:parent-style-name="Image_20_Master_20_-_20_White_20_Title_20_Text-outline6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Image_20_Master_20_-_20_White_20_Title_20_Text-outline8" style:display-name="Image Master - White Title Text-outline8" style:family="presentation" style:parent-style-name="Image_20_Master_20_-_20_White_20_Title_20_Text-outline7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Image_20_Master_20_-_20_White_20_Title_20_Text-outline9" style:display-name="Image Master - White Title Text-outline9" style:family="presentation" style:parent-style-name="Image_20_Master_20_-_20_White_20_Title_20_Text-outline8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Image_20_Master_20_-_20_White_20_Title_20_Text-subtitle" style:display-name="Image Master - White Title Text-subtitle" style:family="presentation">
      <style:graphic-properties draw:stroke="none" draw:fill="none" draw:textarea-vertical-align="middle">
        <text:list-style style:name="Image_20_Master_20_-_20_White_20_Title_20_Text-subtitle" style:display-name="Image Master - White Title 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Image_20_Master_20_-_20_White_20_Title_20_Text-title" style:display-name="Image Master - White Title Text-title" style:family="presentation">
      <style:graphic-properties draw:stroke="none" draw:fill="none" draw:textarea-vertical-align="middle">
        <text:list-style style:name="Image_20_Master_20_-_20_White_20_Title_20_Text-title" style:display-name="Image Master - White Title 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fo:font-family="Optima" style:font-pitch="variable" fo:font-size="80pt" fo:font-style="normal" fo:text-shadow="none" style:text-underline-style="none" fo:font-weight="bold" style:letter-kerning="true" style:font-family-asian="'Arial Unicode MS'" style:font-family-generic-asian="system" style:font-pitch-asian="variable" style:font-size-asian="80pt" style:font-style-asian="normal" style:font-weight-asian="bold" style:font-family-complex="Tahoma" style:font-family-generic-complex="system" style:font-pitch-complex="variable" style:font-size-complex="80pt" style:font-style-complex="normal" style:font-weight-complex="bold" style:text-emphasize="none" style:font-relief="none"/>
    </style:style>
    <style:style style:name="Image_20_Master_20_-_20_Black_20_Title-background" style:display-name="Image Master - Black Title-background" style:family="presentation">
      <style:graphic-properties draw:stroke="none" draw:fill="none"/>
      <style:text-properties style:letter-kerning="true"/>
    </style:style>
    <style:style style:name="Image_20_Master_20_-_20_Black_20_Title-backgroundobjects" style:display-name="Image Master - Black Titl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Image_20_Master_20_-_20_Black_20_Title-notes" style:display-name="Image Master - Black Tit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Image_20_Master_20_-_20_Black_20_Title-outline1" style:display-name="Image Master - Black Title-outline1" style:family="presentation">
      <style:graphic-properties draw:stroke="none" draw:fill="none">
        <text:list-style style:name="Image_20_Master_20_-_20_Black_20_Title-outline1" style:display-name="Image Master - Black 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Image_20_Master_20_-_20_Black_20_Title-outline2" style:display-name="Image Master - Black Title-outline2" style:family="presentation" style:parent-style-name="Image_20_Master_20_-_20_Black_20_Title-outline1">
      <style:paragraph-properties fo:margin-top="0cm" fo:margin-bottom="0.4cm"/>
      <style:text-properties fo:font-size="28pt" style:font-size-asian="28pt" style:font-size-complex="28pt"/>
    </style:style>
    <style:style style:name="Image_20_Master_20_-_20_Black_20_Title-outline3" style:display-name="Image Master - Black Title-outline3" style:family="presentation" style:parent-style-name="Image_20_Master_20_-_20_Black_20_Title-outline2">
      <style:paragraph-properties fo:margin-top="0cm" fo:margin-bottom="0.3cm"/>
      <style:text-properties fo:font-size="24pt" style:font-size-asian="24pt" style:font-size-complex="24pt"/>
    </style:style>
    <style:style style:name="Image_20_Master_20_-_20_Black_20_Title-outline4" style:display-name="Image Master - Black Title-outline4" style:family="presentation" style:parent-style-name="Image_20_Master_20_-_20_Black_20_Title-outline3">
      <style:paragraph-properties fo:margin-top="0cm" fo:margin-bottom="0.2cm"/>
      <style:text-properties fo:font-size="20pt" style:font-size-asian="20pt" style:font-size-complex="20pt"/>
    </style:style>
    <style:style style:name="Image_20_Master_20_-_20_Black_20_Title-outline5" style:display-name="Image Master - Black Title-outline5" style:family="presentation" style:parent-style-name="Image_20_Master_20_-_20_Black_20_Title-outline4">
      <style:paragraph-properties fo:margin-top="0cm" fo:margin-bottom="0.1cm"/>
      <style:text-properties fo:font-size="20pt" style:font-size-asian="20pt" style:font-size-complex="20pt"/>
    </style:style>
    <style:style style:name="Image_20_Master_20_-_20_Black_20_Title-outline6" style:display-name="Image Master - Black Title-outline6" style:family="presentation" style:parent-style-name="Image_20_Master_20_-_20_Black_20_Title-outline5">
      <style:paragraph-properties fo:margin-top="0cm" fo:margin-bottom="0.1cm"/>
      <style:text-properties fo:font-size="20pt" style:font-size-asian="20pt" style:font-size-complex="20pt"/>
    </style:style>
    <style:style style:name="Image_20_Master_20_-_20_Black_20_Title-outline7" style:display-name="Image Master - Black Title-outline7" style:family="presentation" style:parent-style-name="Image_20_Master_20_-_20_Black_20_Title-outline6">
      <style:paragraph-properties fo:margin-top="0cm" fo:margin-bottom="0.1cm"/>
      <style:text-properties fo:font-size="20pt" style:font-size-asian="20pt" style:font-size-complex="20pt"/>
    </style:style>
    <style:style style:name="Image_20_Master_20_-_20_Black_20_Title-outline8" style:display-name="Image Master - Black Title-outline8" style:family="presentation" style:parent-style-name="Image_20_Master_20_-_20_Black_20_Title-outline7">
      <style:paragraph-properties fo:margin-top="0cm" fo:margin-bottom="0.1cm"/>
      <style:text-properties fo:font-size="20pt" style:font-size-asian="20pt" style:font-size-complex="20pt"/>
    </style:style>
    <style:style style:name="Image_20_Master_20_-_20_Black_20_Title-outline9" style:display-name="Image Master - Black Title-outline9" style:family="presentation" style:parent-style-name="Image_20_Master_20_-_20_Black_20_Title-outline8">
      <style:paragraph-properties fo:margin-top="0cm" fo:margin-bottom="0.1cm"/>
      <style:text-properties fo:font-size="20pt" style:font-size-asian="20pt" style:font-size-complex="20pt"/>
    </style:style>
    <style:style style:name="Image_20_Master_20_-_20_Black_20_Title-subtitle" style:display-name="Image Master - Black Title-subtitle" style:family="presentation">
      <style:graphic-properties draw:stroke="none" draw:fill="none" draw:textarea-vertical-align="middle">
        <text:list-style style:name="Image_20_Master_20_-_20_Black_20_Title-subtitle" style:display-name="Image Master - Black 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Image_20_Master_20_-_20_Black_20_Title-title" style:display-name="Image Master - Black Title-title" style:family="presentation">
      <style:graphic-properties draw:stroke="none" draw:fill="none" draw:textarea-vertical-align="middle">
        <text:list-style style:name="Image_20_Master_20_-_20_Black_20_Title-title" style:display-name="Image Master - Black 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fo:font-family="Optima" style:font-pitch="variable" fo:font-size="80pt" fo:font-style="normal" fo:text-shadow="none" style:text-underline-style="none" fo:font-weight="normal" style:letter-kerning="true" style:font-family-asian="'Arial Unicode MS'" style:font-family-generic-asian="system" style:font-pitch-asian="variable" style:font-size-asian="80pt" style:font-style-asian="normal" style:font-weight-asian="normal" style:font-family-complex="Tahoma" style:font-family-generic-complex="system" style:font-pitch-complex="variable" style:font-size-complex="8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lide_25_20Template-backgroundobjects">
      <style:graphic-properties draw:fill="solid" draw:fill-color="#000000" draw:textarea-horizontal-align="center" draw:textarea-vertical-align="middle"/>
    </style:style>
    <style:style style:name="Mpr2" style:family="presentation" style:parent-style-name="Slide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Slide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ext_20_Master-backgroundobjects">
      <style:graphic-properties draw:stroke="none" draw:fill="none" draw:fill-color="#ffffff" draw:auto-grow-height="false" fo:min-height="1.397cm"/>
    </style:style>
    <style:style style:name="Mpr5" style:family="presentation" style:parent-style-name="Text_20_Master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Agenda_20_Master-backgroundobjects">
      <style:graphic-properties draw:stroke="none" draw:fill="none" draw:fill-color="#ffffff" draw:auto-grow-height="false" fo:min-height="1.397cm"/>
    </style:style>
    <style:style style:name="Mpr7" style:family="presentation" style:parent-style-name="Agenda_20_Master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Image_20_Master_20_-_20_White_20_Title_20_Text-backgroundobjects">
      <style:graphic-properties draw:stroke="none" draw:fill="none" draw:fill-color="#ffffff" draw:auto-grow-height="false" fo:min-height="1.397cm"/>
    </style:style>
    <style:style style:name="Mpr9" style:family="presentation" style:parent-style-name="Image_20_Master_20_-_20_White_20_Title_20_Text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Image_20_Master_20_-_20_Black_20_Titl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Image_20_Master_20_-_20_Black_20_Titl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color="#ffffff" fo:font-family="Optima" style:font-pitch="variable"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Optima" style:font-pitch="variable" fo:font-size="32pt" style:font-size-asian="32pt" style:font-size-complex="32pt"/>
    </style:style>
    <style:style style:name="MT3" style:family="text">
      <style:text-properties fo:color="#ffffff" fo:font-family="Optima" style:font-pitch="variable" fo:font-size="20pt" style:font-family-asian="'Times New Roman'" style:font-style-name-asian="Regular" style:font-family-generic-asian="roman" style:font-pitch-asian="variable" style:font-size-asian="20pt" style:font-family-complex="'Times New Roman'" style:font-style-name-complex="Regular" style:font-family-generic-complex="roman" style:font-pitch-complex="variable" style:font-size-complex="20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Slide_25_20Template" style:display-name="Slide%20Template" style:page-layout-name="PM1" draw:style-name="Mdp1">
      <office:forms form:automatic-focus="false" form:apply-design-mode="false"/>
      <draw:frame presentation:style-name="Slide_25_20Template-title" draw:layer="backgroundobjects" svg:width="26cm" svg:height="14.5cm" svg:x="1cm" svg:y="0.5cm" presentation:class="title" presentation:placeholder="true">
        <draw:text-box/>
      </draw:frame>
      <draw:frame presentation:style-name="Slide_25_20Template-outline1" draw:layer="backgroundobjects" svg:width="0.001cm" svg:height="3.273cm" svg:x="27.998cm" svg:y="17.227cm" presentation:class="outline" presentation:placeholder="true">
        <draw:text-box/>
      </draw:frame>
      <draw:rect presentation:style-name="Mpr1" draw:text-style-name="MP4" draw:layer="backgroundobjects" svg:width="26cm" svg:height="2.5cm" svg:x="1cm" svg:y="18cm">
        <text:p text:style-name="MP3"><text:span text:style-name="MT2">OpenAgile.com</text:span></text:p>
        <text:p text:style-name="MP3"><text:span text:style-name="MT3"/></text:p>
      </draw:rect>
      <draw:frame draw:style-name="Mgr3" draw:text-style-name="MP3" draw:layer="backgroundobjects" svg:width="2.61cm" svg:height="0.92cm" svg:x="12.695cm" svg:y="19.681cm">
        <draw:image xlink:href="Pictures/10000000000000580000001F73C32074.png" xlink:type="simple" xlink:show="embed" xlink:actuate="onLoad">
          <text:p/>
        </draw:image>
      </draw:frame>
      <presentation:notes style:page-layout-name="PM0">
        <draw:page-thumbnail presentation:style-name="Slide_25_20Template-title" draw:layer="backgroundobjects" svg:width="13.968cm" svg:height="10.476cm" svg:x="3.81cm" svg:y="2.123cm" presentation:class="page"/>
        <draw:frame presentation:style-name="Slide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ext_20_Master" style:display-name="Text Master" style:page-layout-name="PM1" draw:style-name="Mdp2">
      <office:forms form:automatic-focus="false" form:apply-design-mode="false"/>
      <draw:frame presentation:style-name="Text_20_Master-title" draw:layer="backgroundobjects" svg:width="26cm" svg:height="6cm" svg:x="1cm" svg:y="1cm" presentation:class="title" presentation:placeholder="true">
        <draw:text-box/>
      </draw:frame>
      <draw:frame presentation:style-name="Text_20_Master-outline1" draw:layer="backgroundobjects" svg:width="26cm" svg:height="13cm" svg:x="1cm" svg:y="7.5cm" presentation:class="outline" presentation:placeholder="true">
        <draw:text-box/>
      </draw:frame>
      <presentation:notes style:page-layout-name="PM0">
        <draw:page-thumbnail presentation:style-name="Text_20_Master-title" draw:layer="backgroundobjects" svg:width="13.968cm" svg:height="10.476cm" svg:x="3.81cm" svg:y="2.123cm" presentation:class="page"/>
        <draw:frame presentation:style-name="Text_20_Master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genda_20_Master" style:display-name="Agenda Master" style:page-layout-name="PM1" draw:style-name="Mdp1">
      <office:forms form:automatic-focus="false" form:apply-design-mode="false"/>
      <draw:frame presentation:style-name="Agenda_20_Master-title" draw:layer="backgroundobjects" svg:width="25.199cm" svg:height="18.5cm" svg:x="1.4cm" svg:y="1cm" presentation:class="title" presentation:placeholder="true">
        <draw:text-box/>
      </draw:frame>
      <draw:frame presentation:style-name="Agenda_20_Master-outline1" draw:layer="backgroundobjects" svg:width="26cm" svg:height="0.001cm" svg:x="1cm" svg:y="20.5cm" presentation:class="outline" presentation:placeholder="true">
        <draw:text-box/>
      </draw:frame>
      <presentation:notes style:page-layout-name="PM0">
        <draw:page-thumbnail presentation:style-name="Agenda_20_Master-title" draw:layer="backgroundobjects" svg:width="13.968cm" svg:height="10.476cm" svg:x="3.81cm" svg:y="2.123cm" presentation:class="page"/>
        <draw:frame presentation:style-name="Agenda_20_Master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mage_20_Master_20_-_20_White_20_Title_20_Text" style:display-name="Image Master - White Title Text" style:page-layout-name="PM1" draw:style-name="Mdp2">
      <office:forms form:automatic-focus="false" form:apply-design-mode="false"/>
      <draw:frame presentation:style-name="Image_20_Master_20_-_20_White_20_Title_20_Text-title" draw:layer="backgroundobjects" svg:width="25.199cm" svg:height="3.506cm" svg:x="1.4cm" svg:y="0.837cm" presentation:class="title" presentation:placeholder="true">
        <draw:text-box/>
      </draw:frame>
      <draw:frame presentation:style-name="Image_20_Master_20_-_20_White_20_Title_20_Text-outline1" draw:layer="backgroundobjects" svg:width="25.199cm" svg:height="13.859cm" svg:x="1.4cm" svg:y="4.914cm" presentation:class="outline" presentation:placeholder="true">
        <draw:text-box/>
      </draw:frame>
      <presentation:notes style:page-layout-name="PM0">
        <draw:page-thumbnail presentation:style-name="Image_20_Master_20_-_20_White_20_Title_20_Text-title" draw:layer="backgroundobjects" svg:width="13.968cm" svg:height="10.476cm" svg:x="3.81cm" svg:y="2.123cm" presentation:class="page"/>
        <draw:frame presentation:style-name="Image_20_Master_20_-_20_White_20_Title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mage_20_Master_20_-_20_Black_20_Title" style:display-name="Image Master - Black Title" style:page-layout-name="PM1" draw:style-name="Mdp2">
      <office:forms form:automatic-focus="false" form:apply-design-mode="false"/>
      <draw:frame presentation:style-name="Image_20_Master_20_-_20_Black_20_Title-title" draw:layer="backgroundobjects" svg:width="25.199cm" svg:height="3.506cm" svg:x="1.4cm" svg:y="0.837cm" presentation:class="title" presentation:placeholder="true">
        <draw:text-box/>
      </draw:frame>
      <draw:frame presentation:style-name="Image_20_Master_20_-_20_Black_20_Title-outline1" draw:layer="backgroundobjects" svg:width="25.199cm" svg:height="13.859cm" svg:x="1.4cm" svg:y="4.914cm" presentation:class="outline" presentation:placeholder="true">
        <draw:text-box/>
      </draw:frame>
      <presentation:notes style:page-layout-name="PM0">
        <draw:page-thumbnail presentation:style-name="Image_20_Master_20_-_20_Black_20_Title-title" draw:layer="backgroundobjects" svg:width="0.001cm" svg:height="0.001cm" svg:x="0cm" svg:y="2.123cm" presentation:class="page"/>
        <draw:frame presentation:style-name="Image_20_Master_20_-_20_Black_20_Titl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5-22T09:54:23</meta:creation-date>
    <meta:editing-duration>PT01H09M52S</meta:editing-duration>
    <meta:editing-cycles>20</meta:editing-cycles>
    <meta:generator>OpenOffice.org/3.2$Win32 OpenOffice.org_project/320m18$Build-9502</meta:generator>
    <dc:date>2010-07-22T23:11:22.61</dc:date>
    <meta:print-date>2009-05-25T16:46:58</meta:print-date>
    <dc:creator>David Parker</dc:creator>
    <meta:document-statistic meta:object-count="76"/>
    <meta:user-defined meta:name="Info 1"/>
    <meta:user-defined meta:name="Info 2"/>
    <meta:user-defined meta:name="Info 3"/>
    <meta:user-defined meta:name="Info 4"/>
  </office:meta>
</office:document-meta>
</file>